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0.386cm" table:align="left"/>
    </style:style>
    <style:style style:name="Tabla1.A" style:family="table-column">
      <style:table-column-properties style:column-width="3.515cm"/>
    </style:style>
    <style:style style:name="Tabla1.B" style:family="table-column">
      <style:table-column-properties style:column-width="6.8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Heading">
      <style:paragraph-properties fo:margin-left="0cm" fo:margin-right="0cm" fo:text-indent="0cm" style:auto-text-indent="false"/>
    </style:style>
    <style:style style:name="T1" style:family="text">
      <style:text-properties officeooo:rsid="001034e8"/>
    </style:style>
    <style:style style:name="T2" style:family="text">
      <style:text-properties officeooo:rsid="0011d3f2"/>
    </style:style>
    <style:style style:name="T3" style:family="text">
      <style:text-properties officeooo:rsid="0011e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rada de <text:span text:style-name="T1">datos</text:span> <text:span text:style-name="T1">en</text:span> Java </text:h>
      <text:p text:style-name="Horizontal_20_Line"/>
      <text:h text:style-name="Heading_20_2" text:outline-level="2">Entrada de <text:span text:style-name="T1">datos en </text:span>Java</text:h>
      <text:p text:style-name="Text_20_body"><text:span text:style-name="T1">La</text:span> clase <text:span text:style-name="Source_20_Text">Scanner</text:span> se utiliza para conseguir <text:span text:style-name="T1">datos de entrada </text:span>de<text:span text:style-name="T1">l</text:span> usuario, y se encuentra en el <text:span text:style-name="T1">paquete </text:span><text:span text:style-name="Source_20_Text">java.util</text:span>.</text:p>
      <text:p text:style-name="Text_20_body">A<text:span text:style-name="T1">l</text:span> utilizar <text:span text:style-name="T1">la clase</text:span> <text:span text:style-name="Source_20_Text">Scanner</text:span>, crear un objeto de la clase y utilizar cualquiera de los métodos disponibles que se encuentren en <text:span text:style-name="T1">la documentación de la clase</text:span> <text:span text:style-name="Source_20_Text">Scanner</text:span>. En nuestro ejemplo, utilizaremos <text:span text:style-name="T1">el método</text:span> <text:span text:style-name="Source_20_Text">nextLine()</text:span>, que se utiliza para leer las <text:span text:style-name="T1">cadenas</text:span>:</text:p>
      <text:h text:style-name="Heading_20_3" text:outline-level="3">Ejemplo </text:h>
      <text:p text:style-name="Preformatted_20_Text"><text:span text:style-name="Source_20_Text">import java.util.Scanner; <text:s/>// </text:span><text:span text:style-name="Source_20_Text"><text:span text:style-name="T1">importa la clase Scanner</text:span></text:span></text:p>
      <text:p text:style-name="Preformatted_20_Text"/>
      <text:p text:style-name="Preformatted_20_Text"><text:span text:style-name="Source_20_Text">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Scanner m</text:span><text:span text:style-name="Source_20_Text"><text:span text:style-name="T1">i</text:span></text:span><text:span text:style-name="Source_20_Text">Obj = new Scanner(System.in); <text:s/>// </text:span><text:span text:style-name="Source_20_Text"><text:span text:style-name="T1">Crea un objeto Scanner</text:span></text:span></text:p>
      <text:p text:style-name="Preformatted_20_Text"><text:span text:style-name="Source_20_Text"><text:s text:c="4"/>System.out.println("</text:span><text:span text:style-name="Source_20_Text"><text:span text:style-name="T1">Introduce nombre de usuario</text:span></text:span><text:span text:style-name="Source_20_Text">");</text:span></text:p>
      <text:p text:style-name="Preformatted_20_Text"/>
      <text:p text:style-name="Preformatted_20_Text"><text:span text:style-name="Source_20_Text"><text:s text:c="4"/>String </text:span><text:span text:style-name="Source_20_Text"><text:span text:style-name="T1">nombreUsuario</text:span></text:span><text:span text:style-name="Source_20_Text"> = m</text:span><text:span text:style-name="Source_20_Text"><text:span text:style-name="T1">i</text:span></text:span><text:span text:style-name="Source_20_Text">Obj.nextLine(); <text:s/>// </text:span><text:span text:style-name="Source_20_Text"><text:span text:style-name="T1">Lee entrada de usuario</text:span></text:span></text:p>
      <text:p text:style-name="Preformatted_20_Text"><text:span text:style-name="Source_20_Text"><text:s text:c="4"/>System.out.println("</text:span><text:span text:style-name="Source_20_Text"><text:span text:style-name="T1">El nombre de usuario es</text:span></text:span><text:span text:style-name="Source_20_Text">: " + </text:span><text:span text:style-name="Source_20_Text"><text:span text:style-name="T1">nombreUsuario</text:span></text:span><text:span text:style-name="Source_20_Text">); <text:s/>// </text:span><text:span text:style-name="Source_20_Text"><text:span text:style-name="T1">Salida de entrada de usuario</text:span>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Horizontal_20_Line"/>
      <text:h text:style-name="Heading_20_2" text:outline-level="2">Tipos de entrada</text:h>
      <text:p text:style-name="Text_20_body">En el ejemplo anterior, usamos la <text:span text:style-name="Source_20_Text">nextLine()</text:span>método, que se utiliza para leer <text:span text:style-name="T1">cadenas</text:span>. Para leer otros tipos, mir<text:span text:style-name="T1">a</text:span> la tabla <text:span text:style-name="T1">siguiente</text:span>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M<text:span text:style-name="T1">étodo</text:span></text:p>
          </table:table-cell>
          <table:table-cell table:style-name="Tabla1.A1" office:value-type="string">
            <text:p text:style-name="Table_20_Heading">Descrip<text:span text:style-name="T1">ción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Boolean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boolean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Byte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byte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Double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double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Float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float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Int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int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Line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String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Long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long</text:span> <text:span text:style-name="T1">del usuario</text:span></text:p>
          </table:table-cell>
        </table:table-row>
        <table:table-row>
          <table:table-cell table:style-name="Tabla1.A1" office:value-type="string">
            <text:p text:style-name="Table_20_Contents"><text:span text:style-name="Source_20_Text">nextShort()</text:span></text:p>
          </table:table-cell>
          <table:table-cell table:style-name="Tabla1.A1" office:value-type="string">
            <text:p text:style-name="Table_20_Contents"><text:span text:style-name="T1">Lee un valor</text:span> <text:span text:style-name="Source_20_Text">short</text:span> <text:span text:style-name="T1">del usuario</text:span></text:p>
          </table:table-cell>
        </table:table-row>
      </table:table>
      <text:p text:style-name="Text_20_body">En el ejemplo siguiente, utilizamos diferentes métodos para leer datos de varios tipos:</text:p>
      <text:h text:style-name="Heading_20_3" text:outline-level="3">Ejemplo</text:h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class Main {</text:span></text:p>
      <text:p text:style-name="Preformatted_20_Text"><text:soft-page-break/><text:span text:style-name="Source_20_Text"><text:s text:c="2"/>public static void main(String[] args) {</text:span></text:p>
      <text:p text:style-name="Preformatted_20_Text"><text:span text:style-name="Source_20_Text"><text:s text:c="4"/>Scanner m</text:span><text:span text:style-name="Source_20_Text"><text:span text:style-name="T2">i</text:span></text:span><text:span text:style-name="Source_20_Text">Obj = new Scanner(System.in);</text:span></text:p>
      <text:p text:style-name="Preformatted_20_Text"/>
      <text:p text:style-name="Preformatted_20_Text"><text:span text:style-name="Source_20_Text"><text:s text:c="4"/>System.out.println("</text:span><text:span text:style-name="Source_20_Text"><text:span text:style-name="T2">Introduce nombre, edad y sueldo</text:span></text:span><text:span text:style-name="Source_20_Text">:");</text:span></text:p>
      <text:p text:style-name="Preformatted_20_Text"/>
      <text:p text:style-name="Preformatted_20_Text"><text:span text:style-name="Source_20_Text"><text:s text:c="4"/>// </text:span><text:span text:style-name="Source_20_Text"><text:span text:style-name="T2">entrada de tipo cadena</text:span></text:span></text:p>
      <text:p text:style-name="Preformatted_20_Text"><text:span text:style-name="Source_20_Text"><text:s text:c="4"/>String </text:span><text:span text:style-name="Source_20_Text"><text:span text:style-name="T2">nombre</text:span></text:span><text:span text:style-name="Source_20_Text"> = m</text:span><text:span text:style-name="Source_20_Text"><text:span text:style-name="T2">i</text:span></text:span><text:span text:style-name="Source_20_Text">Obj.nextLine();</text:span></text:p>
      <text:p text:style-name="Preformatted_20_Text"/>
      <text:p text:style-name="Preformatted_20_Text"><text:span text:style-name="Source_20_Text"><text:s text:c="4"/>// </text:span><text:span text:style-name="Source_20_Text"><text:span text:style-name="T2">entrada de tipo numérica</text:span></text:span></text:p>
      <text:p text:style-name="Preformatted_20_Text"><text:span text:style-name="Source_20_Text"><text:s text:c="4"/>int </text:span><text:span text:style-name="Source_20_Text"><text:span text:style-name="T2">edad</text:span></text:span><text:span text:style-name="Source_20_Text"> = m</text:span><text:span text:style-name="Source_20_Text"><text:span text:style-name="T2">i</text:span></text:span><text:span text:style-name="Source_20_Text">Obj.nextInt();</text:span></text:p>
      <text:p text:style-name="Preformatted_20_Text"><text:span text:style-name="Source_20_Text"><text:s text:c="4"/>double salar</text:span><text:span text:style-name="Source_20_Text"><text:span text:style-name="T2">io</text:span></text:span><text:span text:style-name="Source_20_Text"> = m</text:span><text:span text:style-name="Source_20_Text"><text:span text:style-name="T2">i</text:span></text:span><text:span text:style-name="Source_20_Text">Obj.nextDouble();</text:span></text:p>
      <text:p text:style-name="Preformatted_20_Text"/>
      <text:p text:style-name="Preformatted_20_Text"><text:span text:style-name="Source_20_Text"><text:s text:c="4"/>// </text:span><text:span text:style-name="Source_20_Text"><text:span text:style-name="T2">Muestra los datos de entrada del usuario</text:span></text:span></text:p>
      <text:p text:style-name="Preformatted_20_Text"><text:span text:style-name="Source_20_Text"><text:s text:c="4"/>System.out.println("</text:span><text:span text:style-name="Source_20_Text"><text:span text:style-name="T2">Nombre</text:span></text:span><text:span text:style-name="Source_20_Text">: " + n</text:span><text:span text:style-name="Source_20_Text"><text:span text:style-name="T2">ombre</text:span></text:span><text:span text:style-name="Source_20_Text">);</text:span></text:p>
      <text:p text:style-name="Preformatted_20_Text"><text:span text:style-name="Source_20_Text"><text:s text:c="4"/>System.out.println("</text:span><text:span text:style-name="Source_20_Text"><text:span text:style-name="T2">Edad</text:span></text:span><text:span text:style-name="Source_20_Text">: " + </text:span><text:span text:style-name="Source_20_Text"><text:span text:style-name="T2">edad</text:span></text:span><text:span text:style-name="Source_20_Text">);</text:span></text:p>
      <text:p text:style-name="Preformatted_20_Text"><text:span text:style-name="Source_20_Text"><text:s text:c="4"/>System.out.println("</text:span><text:span text:style-name="Source_20_Text"><text:span text:style-name="T2">Sueldo</text:span></text:span><text:span text:style-name="Source_20_Text">: " + </text:span><text:span text:style-name="Source_20_Text"><text:span text:style-name="T2">salario</text:span></text:span><text:span text:style-name="Source_20_Text">);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Nota:</text:span> Si introduce<text:span text:style-name="T3">s</text:span> <text:span text:style-name="T3">un</text:span>a entrada incorrecta (por ejemplo, texto en una entrada numérica), obtendrá<text:span text:style-name="T3">s</text:span> un mensaje de excepción/error (como "InputMismatchException"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1:11:56.393000000</meta:creation-date>
    <dc:date>2023-10-27T11:21:47.430000000</dc:date>
    <meta:editing-duration>PT9M51S</meta:editing-duration>
    <meta:editing-cycles>3</meta:editing-cycles>
    <meta:generator>LibreOffice/7.6.0.3$Windows_X86_64 LibreOffice_project/69edd8b8ebc41d00b4de3915dc82f8f0fc3b6265</meta:generator>
    <meta:document-statistic meta:table-count="1" meta:image-count="0" meta:object-count="0" meta:page-count="2" meta:paragraph-count="53" meta:word-count="308" meta:character-count="2111" meta:non-whitespace-character-count="1782"/>
  </office:meta>
</office:document-meta>
</file>